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1.62281in" svg:y="1.1236in" svg:width="2.66447in" svg:height="3.36842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7" draw:name="ZoneTexte 4" svg:x="1.67105in" svg:y="0.90657in" svg:width="0.65351in" svg:height="0.26927in">
          <draw:text-box>
            <text:p text:style-name="a386" text:class-names="" text:cond-style-name=""><text:span text:style-name="a384" text:class-names="">User_id</text:span><text:span text:style-name="a385" text:class-names=""/></text:p>
          </draw:text-box>
          <svg:title/>
          <svg:desc/>
        </draw:frame>
        <draw:frame draw:id="id65" draw:style-name="a391" draw:name="ZoneTexte 5" svg:x="2.21053in" svg:y="0.90656in" svg:width="0.77193in" svg:height="0.26927in">
          <draw:text-box>
            <text:p text:style-name="a390" text:class-names="" text:cond-style-name=""><text:span text:style-name="a388" text:class-names="">Track_id</text:span><text:span text:style-name="a389" text:class-names=""/></text:p>
          </draw:text-box>
          <svg:title/>
          <svg:desc/>
        </draw:frame>
        <draw:frame draw:id="id66" draw:style-name="a395" draw:name="ZoneTexte 6" svg:x="2.85088in" svg:y="0.90656in" svg:width="0.67105in" svg:height="0.26927in">
          <draw:text-box>
            <text:p text:style-name="a394" text:class-names="" text:cond-style-name=""><text:span text:style-name="a392" text:class-names="">Hashtag</text:span><text:span text:style-name="a393" text:class-names=""/></text:p>
          </draw:text-box>
          <svg:title/>
          <svg:desc/>
        </draw:frame>
        <draw:frame draw:id="id67" draw:style-name="a399" draw:name="ZoneTexte 7" svg:x="3.39254in" svg:y="0.90656in" svg:width="0.89474in" svg:height="0.26927in">
          <draw:text-box>
            <text:p text:style-name="a398" text:class-names="" text:cond-style-name=""><text:span text:style-name="a396" text:class-names="">Timestam</text:span><text:span text:style-name="a397" text:class-names="">p</text:span></text:p>
          </draw:text-box>
          <svg:title/>
          <svg:desc/>
        </draw:frame>
        <draw:custom-shape svg:x="4.97158in" svg:y="2.42623in" svg:width="1.10526in" svg:height="0.76316in" draw:id="id68" draw:style-name="a402" draw:name="Flèche : droite 8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14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39584in" svg:y="1.2811in" svg:width="2.87416in" svg:height="3.36842in" draw:id="id69" draw:style-name="a405" draw:name="Rectangle 9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409" draw:name="ZoneTexte 10" svg:x="5.67404in" svg:y="1.8324in" svg:width="0.65351in" svg:height="0.26927in">
          <draw:text-box>
            <text:p text:style-name="a408" text:class-names="" text:cond-style-name=""><text:span text:style-name="a406" text:class-names="">User_id</text:span><text:span text:style-name="a407" text:class-names=""/></text:p>
          </draw:text-box>
          <svg:title/>
          <svg:desc/>
        </draw:frame>
        <draw:frame draw:id="id71" draw:style-name="a413" draw:name="ZoneTexte 11" svg:x="7.22515in" svg:y="0.70827in" svg:width="0.77193in" svg:height="0.26927in">
          <draw:text-box>
            <text:p text:style-name="a412" text:class-names="" text:cond-style-name=""><text:span text:style-name="a410" text:class-names="">Track_id</text:span><text:span text:style-name="a411" text:class-names=""/></text:p>
          </draw:text-box>
          <svg:title/>
          <svg:desc/>
        </draw:frame>
        <draw:connector draw:type="line" svg:x1="6.32755in" svg:y1="2.00815in" svg:x2="7.35185in" svg:y2="2.00815in" draw:id="id72" draw:style-name="a414" draw:name="Connecteur droit 13">
          <svg:title/>
          <svg:desc/>
        </draw:connector>
        <draw:connector draw:type="line" svg:x1="7.61111in" svg:y1="0.98897in" svg:x2="7.61111in" svg:y2="1.8324in" draw:id="id73" draw:style-name="a415" draw:name="Connecteur droit 1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Pierre Drouin</meta:initial-creator>
    <dc:creator>Pierre Drouin</dc:creator>
    <meta:creation-date>2023-05-11T19:47:54Z</meta:creation-date>
    <dc:date>2023-05-11T19:48:49Z</dc:date>
    <meta:editing-cycles>1</meta:editing-cycles>
    <meta:editing-duration>PT0S</meta:editing-duration>
    <meta:document-statistic meta:paragraph-count="6" meta:word-count="14"/>
  </office:meta>
</office:document-meta>
</file>